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B0000009AD35FFF30E3AABC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32cm" svg:y1="6.334cm" svg:x2="6.461cm" svg:y2="6.334cm">
          <text:p/>
        </draw:line>
        <draw:line draw:style-name="gr1" draw:text-style-name="P1" draw:layer="layout" svg:x1="9.763cm" svg:y1="6.461cm" svg:x2="12.43cm" svg:y2="6.461cm">
          <text:p/>
        </draw:line>
        <draw:line draw:style-name="gr1" draw:text-style-name="P1" draw:layer="layout" svg:x1="15.097cm" svg:y1="6.461cm" svg:x2="18.018cm" svg:y2="6.588cm">
          <text:p/>
        </draw:line>
        <draw:line draw:style-name="gr1" draw:text-style-name="P1" draw:layer="layout" svg:x1="3.032cm" svg:y1="7.134cm" svg:x2="6.461cm" svg:y2="7.096cm">
          <text:p/>
        </draw:line>
        <draw:line draw:style-name="gr1" draw:text-style-name="P1" draw:layer="layout" svg:x1="9.763cm" svg:y1="7.261cm" svg:x2="12.43cm" svg:y2="7.261cm">
          <text:p/>
        </draw:line>
        <draw:line draw:style-name="gr1" draw:text-style-name="P1" draw:layer="layout" svg:x1="15.097cm" svg:y1="7.261cm" svg:x2="18.018cm" svg:y2="7.388cm">
          <text:p/>
        </draw:line>
        <draw:line draw:style-name="gr1" draw:text-style-name="P1" draw:layer="layout" svg:x1="2.932cm" svg:y1="8.434cm" svg:x2="6.461cm" svg:y2="8.493cm">
          <text:p/>
        </draw:line>
        <draw:line draw:style-name="gr1" draw:text-style-name="P1" draw:layer="layout" svg:x1="9.663cm" svg:y1="8.561cm" svg:x2="12.33cm" svg:y2="8.561cm">
          <text:p/>
        </draw:line>
        <draw:line draw:style-name="gr1" draw:text-style-name="P1" draw:layer="layout" svg:x1="14.997cm" svg:y1="8.561cm" svg:x2="17.918cm" svg:y2="8.688cm">
          <text:p/>
        </draw:line>
        <draw:frame draw:style-name="gr2" draw:text-style-name="P2" draw:layer="layout" svg:width="0.889cm" svg:height="0.962cm" svg:x="1.762cm" svg:y="6.715cm">
          <draw:text-box>
            <text:p>i</text:p>
          </draw:text-box>
        </draw:frame>
        <draw:frame draw:style-name="gr2" draw:text-style-name="P2" draw:layer="layout" svg:width="2.032cm" svg:height="0.962cm" svg:x="1.381cm" svg:y="5.815cm">
          <draw:text-box draw:corner-radius="0.38cm">
            <text:p>i-1</text:p>
          </draw:text-box>
        </draw:frame>
        <draw:frame draw:style-name="gr2" draw:text-style-name="P2" draw:layer="layout" svg:width="2.032cm" svg:height="0.962cm" svg:x="1.381cm" svg:y="7.915cm">
          <draw:text-box draw:corner-radius="0.38cm">
            <text:p>i+1</text:p>
          </draw:text-box>
        </draw:frame>
        <draw:frame draw:style-name="gr2" draw:text-style-name="P2" draw:layer="layout" svg:width="1.778cm" svg:height="0.962cm" svg:x="15.859cm" svg:y="4.556cm">
          <draw:text-box>
            <text:p>GT</text:p>
          </draw:text-box>
        </draw:frame>
        <draw:frame draw:style-name="gr3" draw:text-style-name="P2" draw:layer="layout" svg:width="3.937cm" svg:height="1.016cm" svg:x="9.255cm" svg:y="4.302cm">
          <draw:text-box>
            <text:p>Predicted R</text:p>
          </draw:text-box>
        </draw:frame>
        <draw:frame draw:style-name="gr3" draw:text-style-name="P2" draw:layer="layout" svg:width="4.721cm" svg:height="1.016cm" svg:x="2.756cm" svg:y="4.302cm">
          <draw:text-box>
            <text:p>Predicted Mu</text:p>
          </draw:text-box>
        </draw:frame>
        <draw:frame draw:style-name="gr2" draw:text-style-name="P2" draw:layer="layout" svg:width="1.27cm" svg:height="0.962cm" svg:x="17.918cm" svg:y="6.134cm">
          <draw:text-box>
            <text:p>4</text:p>
          </draw:text-box>
        </draw:frame>
        <draw:frame draw:style-name="gr2" draw:text-style-name="P2" draw:layer="layout" svg:width="1.27cm" svg:height="0.962cm" svg:x="17.918cm" svg:y="6.934cm">
          <draw:text-box>
            <text:p>5</text:p>
          </draw:text-box>
        </draw:frame>
        <draw:frame draw:style-name="gr2" draw:text-style-name="P2" draw:layer="layout" svg:width="1.27cm" svg:height="0.962cm" svg:x="17.918cm" svg:y="8.234cm">
          <draw:text-box>
            <text:p>7</text:p>
          </draw:text-box>
        </draw:frame>
        <draw:frame draw:style-name="gr2" draw:text-style-name="P2" draw:layer="layout" svg:width="0.992cm" svg:height="0.962cm" svg:x="6.418cm" svg:y="5.834cm">
          <draw:text-box>
            <text:p>2</text:p>
          </draw:text-box>
        </draw:frame>
        <draw:frame draw:style-name="gr2" draw:text-style-name="P2" draw:layer="layout" svg:width="1.27cm" svg:height="0.962cm" svg:x="6.318cm" svg:y="6.634cm">
          <draw:text-box>
            <text:p>4</text:p>
          </draw:text-box>
        </draw:frame>
        <draw:frame draw:style-name="gr2" draw:text-style-name="P2" draw:layer="layout" svg:width="1.27cm" svg:height="0.962cm" svg:x="6.318cm" svg:y="7.934cm">
          <draw:text-box>
            <text:p>5</text:p>
          </draw:text-box>
        </draw:frame>
        <draw:frame draw:style-name="gr2" draw:text-style-name="P2" draw:layer="layout" svg:width="1.627cm" svg:height="0.962cm" svg:x="10.619cm" svg:y="6.334cm">
          <draw:text-box>
            <text:p>1</text:p>
          </draw:text-box>
        </draw:frame>
        <draw:frame draw:style-name="gr2" draw:text-style-name="P2" draw:layer="layout" svg:width="1.627cm" svg:height="0.962cm" svg:x="10.62cm" svg:y="7.334cm">
          <draw:text-box>
            <text:p>2</text:p>
          </draw:text-box>
        </draw:frame>
        <draw:frame draw:style-name="gr4" draw:text-style-name="P3" draw:layer="layout" svg:width="17.166cm" svg:height="2.593cm" svg:x="2.018cm" svg:y="9.661cm">
          <draw:image xlink:href="Pictures/10000201000003FB0000009AD35FFF30E3AABCA2.png" xlink:type="simple" xlink:show="embed" xlink:actuate="onLoad" loext:mime-type="image/png">
            <text:p/>
          </draw:image>
        </draw:frame>
        <draw:frame draw:style-name="gr5" draw:text-style-name="P2" draw:layer="layout" svg:width="16.891cm" svg:height="3.302cm" svg:x="1.889cm" svg:y="13.573cm">
          <draw:text-box>
            <text:p>In this case, even perfectly predicted R brings totally negative effect to the predicted mu, and let it bigger offset ground truth. <text:s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21:07:27.193859899</meta:creation-date>
    <dc:date>2020-08-28T21:32:06.542209286</dc:date>
    <meta:editing-duration>PT5M46S</meta:editing-duration>
    <meta:editing-cycles>3</meta:editing-cycles>
    <meta:generator>LibreOffice/6.4.5.2$Linux_X86_64 LibreOffice_project/40$Build-2</meta:generator>
    <meta:document-statistic meta:object-count="25"/>
  </office:meta>
</office:document-meta>
</file>